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text-properties style:font-name="Nimbus Mono PS" fo:font-size="12pt" fo:font-weight="normal" officeooo:rsid="001e2eb4" officeooo:paragraph-rsid="00229675"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Nimbus Mono PS" fo:font-size="12pt" fo:font-weight="normal" officeooo:rsid="001e2eb4" officeooo:paragraph-rsid="001e2eb4"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Nimbus Mono PS" fo:font-size="12pt" fo:font-weight="normal" officeooo:rsid="001dfd48" officeooo:paragraph-rsid="001dfd48"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Nimbus Mono PS" fo:font-size="12pt" fo:font-weight="normal" officeooo:rsid="001dfd48" officeooo:paragraph-rsid="00218b9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Nimbus Mono PS" fo:font-size="12pt" fo:font-weight="normal" officeooo:rsid="00227015" officeooo:paragraph-rsid="0022701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Nimbus Mono PS" fo:font-size="12pt" fo:font-weight="normal" officeooo:rsid="002a36ac" officeooo:paragraph-rsid="002a36a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Nimbus Mono PS" fo:font-size="12pt" fo:font-weight="normal" officeooo:rsid="002a36ac" officeooo:paragraph-rsid="0030aec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Nimbus Mono PS" fo:font-size="12pt" fo:font-weight="normal" officeooo:rsid="002c0eab" officeooo:paragraph-rsid="002c0eab" style:font-size-asian="10.5pt" style:font-weight-asian="normal" style:font-size-complex="12pt" style:font-weight-complex="normal"/>
    </style:style>
    <style:style style:name="P9" style:family="paragraph" style:parent-style-name="Standard">
      <style:paragraph-properties fo:text-align="end" style:justify-single-word="false"/>
      <style:text-properties style:font-name="Nimbus Mono PS" fo:font-size="12pt" officeooo:rsid="001a8bb1" officeooo:paragraph-rsid="001a8bb1" style:font-size-asian="10.5pt" style:font-size-complex="12pt"/>
    </style:style>
    <style:style style:name="P10" style:family="paragraph" style:parent-style-name="Standard">
      <style:paragraph-properties fo:text-align="start" style:justify-single-word="false"/>
      <style:text-properties style:font-name="Nimbus Mono PS" fo:font-size="12pt" fo:font-weight="bold" officeooo:rsid="001dfd48" officeooo:paragraph-rsid="001dfd48" style:font-size-asian="10.5pt" style:font-weight-asian="bold" style:font-size-complex="12pt" style:font-weight-complex="bold"/>
    </style:style>
    <style:style style:name="P11" style:family="paragraph" style:parent-style-name="Standard">
      <style:text-properties style:font-name="Nimbus Mono PS" officeooo:rsid="001a8bb1" officeooo:paragraph-rsid="001a8bb1"/>
    </style:style>
    <style:style style:name="P12" style:family="paragraph" style:parent-style-name="Standard">
      <style:text-properties style:font-name="Nimbus Mono PS" officeooo:rsid="001a8bb1" officeooo:paragraph-rsid="00270c4c"/>
    </style:style>
    <style:style style:name="P13" style:family="paragraph" style:parent-style-name="Standard">
      <style:paragraph-properties fo:text-align="end" style:justify-single-word="false"/>
      <style:text-properties style:font-name="Nimbus Mono PS" fo:font-size="18pt" officeooo:rsid="001a8bb1" officeooo:paragraph-rsid="001a8bb1" style:font-size-asian="18pt" style:font-size-complex="18pt"/>
    </style:style>
    <style:style style:name="P14" style:family="paragraph" style:parent-style-name="Standard">
      <style:paragraph-properties fo:text-align="end" style:justify-single-word="false"/>
      <style:text-properties style:font-name="Nimbus Mono PS" fo:font-size="18pt" fo:font-weight="bold" officeooo:rsid="001dfd48" officeooo:paragraph-rsid="001dfd48" style:font-size-asian="18pt" style:font-weight-asian="bold" style:font-size-complex="18pt" style:font-weight-complex="bold"/>
    </style:style>
    <style:style style:name="P15" style:family="paragraph" style:parent-style-name="Standard">
      <style:paragraph-properties fo:text-align="end" style:justify-single-word="false"/>
      <style:text-properties style:font-name="Nimbus Mono PS" fo:font-size="18pt" fo:font-weight="bold" officeooo:rsid="00227015" officeooo:paragraph-rsid="00227015" style:font-size-asian="15.75pt" style:font-weight-asian="bold" style:font-size-complex="18pt" style:font-weight-complex="bold"/>
    </style:style>
    <style:style style:name="P16"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Nimbus Mono PS" officeooo:rsid="001a8bb1" officeooo:paragraph-rsid="001a8bb1"/>
    </style:style>
    <style:style style:name="P17"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Nimbus Mono PS" officeooo:rsid="001a8bb1" officeooo:paragraph-rsid="00270c4c"/>
    </style:style>
    <style:style style:name="P18" style:family="paragraph" style:parent-style-name="Standard">
      <style:paragraph-properties fo:text-align="end" style:justify-single-word="false" fo:padding-left="0cm" fo:padding-right="0cm" fo:padding-top="0cm" fo:padding-bottom="0.074cm" fo:border-left="none" fo:border-right="none" fo:border-top="none" fo:border-bottom="0.06pt solid #000000" style:join-border="false"/>
      <style:text-properties style:font-name="Nimbus Mono PS" fo:font-size="12pt" officeooo:rsid="001a8bb1" officeooo:paragraph-rsid="001a8bb1" style:font-size-asian="10.5pt" style:font-size-complex="12pt"/>
    </style:style>
    <style:style style:name="P19" style:family="paragraph" style:parent-style-name="Standard">
      <style:paragraph-properties fo:text-align="end" style:justify-single-word="false" fo:break-before="page"/>
      <style:text-properties style:font-name="Nimbus Mono PS" fo:font-size="12pt" fo:font-weight="normal" officeooo:rsid="001dfd48" officeooo:paragraph-rsid="00218b93" style:font-size-asian="10.5pt" style:font-weight-asian="normal" style:font-size-complex="12pt" style:font-weight-complex="normal"/>
    </style:style>
    <style:style style:name="P20" style:family="paragraph" style:parent-style-name="Standard">
      <style:paragraph-properties fo:text-align="end" style:justify-single-word="false" fo:break-before="page"/>
      <style:text-properties style:font-name="Nimbus Mono PS" fo:font-size="18pt" fo:font-weight="bold" officeooo:rsid="003209eb" officeooo:paragraph-rsid="003209eb" style:font-size-asian="15.75pt" style:font-weight-asian="bold" style:font-size-complex="18pt" style:font-weight-complex="bold"/>
    </style:style>
    <style:style style:name="P21" style:family="paragraph" style:parent-style-name="Standard">
      <style:paragraph-properties fo:text-align="start" style:justify-single-word="false"/>
      <style:text-properties style:font-name="Nimbus Mono PS" fo:font-size="12pt" style:text-underline-style="none" fo:font-weight="normal" officeooo:rsid="002a36ac" officeooo:paragraph-rsid="002a36a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Nimbus Mono PS" fo:font-size="12pt" style:text-underline-style="none" fo:font-weight="normal" officeooo:rsid="002a36ac" officeooo:paragraph-rsid="00355d5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imbus Mono PS" fo:font-size="12pt" style:text-underline-style="none" fo:font-weight="normal" officeooo:rsid="003209eb" officeooo:paragraph-rsid="003209e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imbus Mono PS" fo:font-size="12pt" style:text-underline-style="none" fo:font-weight="normal" officeooo:rsid="0032aa20" officeooo:paragraph-rsid="0032aa2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imbus Mono PS" fo:font-size="12pt" style:text-underline-style="none" fo:font-weight="normal" officeooo:rsid="00352b89" officeooo:paragraph-rsid="00352b89"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imbus Mono PS" fo:font-size="12pt" style:text-underline-style="none" fo:font-weight="normal" officeooo:rsid="0036b185" officeooo:paragraph-rsid="0036b18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imbus Mono PS" fo:font-size="12pt" style:text-underline-style="none" fo:font-weight="normal" officeooo:rsid="0036b185" officeooo:paragraph-rsid="0036b185" fo:background-color="transparent"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imbus Mono PS" fo:font-size="12pt" style:text-underline-style="none" fo:font-weight="normal" officeooo:rsid="0039906e" officeooo:paragraph-rsid="0039906e" fo:background-color="transparent"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imbus Mono PS" fo:font-size="12pt" fo:font-style="italic" style:text-underline-style="none" fo:font-weight="normal" officeooo:rsid="0036b185" officeooo:paragraph-rsid="0036b185" fo:background-color="transparent" style:font-size-asian="10.5pt" style:font-style-asian="italic" style:font-weight-asian="normal" style:font-size-complex="12pt" style:font-style-complex="italic" style:font-weight-complex="normal"/>
    </style:style>
    <style:style style:name="T1" style:family="text">
      <style:text-properties officeooo:rsid="001e32de"/>
    </style:style>
    <style:style style:name="T2" style:family="text">
      <style:text-properties fo:font-size="18pt" fo:font-weight="bold" officeooo:rsid="001e32de" style:font-size-asian="15.75pt" style:font-weight-asian="bold" style:font-size-complex="18pt" style:font-weight-complex="bold"/>
    </style:style>
    <style:style style:name="T3" style:family="text">
      <style:text-properties fo:font-size="18pt" fo:font-weight="bold" officeooo:rsid="001e2eb4" style:font-size-asian="15.75pt" style:font-weight-asian="bold" style:font-size-complex="18pt" style:font-weight-complex="bold"/>
    </style:style>
    <style:style style:name="T4" style:family="text">
      <style:text-properties officeooo:rsid="002404e9"/>
    </style:style>
    <style:style style:name="T5" style:family="text">
      <style:text-properties officeooo:rsid="00288ad8"/>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e32de"/>
    </style:style>
    <style:style style:name="T8" style:family="text">
      <style:text-properties officeooo:rsid="0028e987"/>
    </style:style>
    <style:style style:name="T9" style:family="text">
      <style:text-properties fo:font-weight="bold" style:font-weight-asian="bold" style:font-weight-complex="bold"/>
    </style:style>
    <style:style style:name="T10" style:family="text">
      <style:text-properties fo:font-weight="bold" officeooo:rsid="00355d5b" style:font-weight-asian="bold" style:font-weight-complex="bold"/>
    </style:style>
    <style:style style:name="T11" style:family="text">
      <style:text-properties fo:font-weight="bold" fo:background-color="#dddddd" loext:char-shading-value="0" style:font-weight-asian="bold" style:font-weight-complex="bold"/>
    </style:style>
    <style:style style:name="T12" style:family="text">
      <style:text-properties style:text-underline-style="none"/>
    </style:style>
    <style:style style:name="T13" style:family="text">
      <style:text-properties style:text-underline-style="none" fo:font-weight="bold" style:font-weight-asian="bold" style:font-weight-complex="bold"/>
    </style:style>
    <style:style style:name="T14" style:family="text">
      <style:text-properties style:text-underline-style="none" fo:background-color="#dddddd" loext:char-shading-value="0"/>
    </style:style>
    <style:style style:name="T15" style:family="text">
      <style:text-properties style:text-underline-style="none" officeooo:rsid="002aea38"/>
    </style:style>
    <style:style style:name="T16" style:family="text">
      <style:text-properties style:text-underline-style="none" officeooo:rsid="002bcfa5"/>
    </style:style>
    <style:style style:name="T17" style:family="text">
      <style:text-properties style:text-underline-style="none" officeooo:rsid="002e8d6d"/>
    </style:style>
    <style:style style:name="T18" style:family="text">
      <style:text-properties style:text-underline-style="none" officeooo:rsid="002ef084"/>
    </style:style>
    <style:style style:name="T19" style:family="text">
      <style:text-properties officeooo:rsid="0032aa20"/>
    </style:style>
    <style:style style:name="T20" style:family="text">
      <style:text-properties officeooo:rsid="00355d5b"/>
    </style:style>
    <style:style style:name="T21" style:family="text">
      <style:text-properties fo:background-color="#dddddd" loext:char-shading-value="0"/>
    </style:style>
    <style:style style:name="T22" style:family="text">
      <style:text-properties fo:background-color="#dddddd"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 text:c="5"/>____ <text:s text:c="8"/>____ <text:s text:c="15"/>__</text:p>
      <text:p text:style-name="P12"><text:s text:c="4"/>/ __ \ _ <text:s/>__ / __ ) ____ <text:s text:c="2"/>_____ / /__ _____</text:p>
      <text:p text:style-name="P12"><text:s text:c="3"/>/ / / /| |/_// __ <text:s/>|/ __ \ / ___// //_// ___/</text:p>
      <text:p text:style-name="P12"><text:s text:c="2"/>/ /_/ /_&gt; <text:s/>&lt; / /_/ // /_/ // / <text:s text:c="2"/>/ ,&lt; <text:s/>(__ <text:s/>)</text:p>
      <text:p text:style-name="P17"><text:s/>/_____//_/|_|/_____/ \____//_/ <text:s text:c="2"/>/_/|_|/____/</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
      <text:p text:style-name="P11"/>
      <text:p text:style-name="P13">DxBorks Official Documentation</text:p>
      <text:p text:style-name="P9">2017 – Thomas Murgia / Adrien Aacha</text:p>
      <text:p text:style-name="P18"/>
      <text:p text:style-name="P14"><text:soft-page-break/></text:p>
      <text:p text:style-name="P14">CONTENTS</text:p>
      <text:p text:style-name="P10"/>
      <text:p text:style-name="P3">0x00 <text:s text:c="3"/>Preface</text:p>
      <text:p text:style-name="P4">0x01 <text:s text:c="3"/>Understanding DxBorks</text:p>
      <text:p text:style-name="P8">0x02 <text:s text:c="3"/>Installing DxBorks</text:p>
      <text:p text:style-name="P19"><text:span text:style-name="T2">0x00 - </text:span><text:span text:style-name="T3">Preface</text:span></text:p>
      <text:p text:style-name="P2"/>
      <text:p text:style-name="P2"><text:tab/>The DxBorks operating system was a year long quest for success. Born from the will to create a minimalistic kernel for x86 devices, it evolved into an actual project with lots of possibilities, while keeping its “proof of concept” feel rather than being a commercial operating system. Licensed under the GNU General Public License (GPL) v3, everyone is free to use this OS as they wish, as long as they don’t prevent other users from experiencing the same freedom.</text:p>
      <text:p text:style-name="P2"/>
      <text:p text:style-name="P2"><text:tab/>DxBorks is a rather minimalistic software. It followed a paradygm important to my eyes: KISS (Keep It Simple, Stupid) a paradygm used by lots of developers, engineers, and other individuals designing complex pieces of hardware or software, including the Arch Linux development team or US army engineers.</text:p>
      <text:p text:style-name="P2"/>
      <text:p text:style-name="P2"><text:tab/><text:span text:style-name="T1">This paradygm prioritises simplicity over complexity: a piece of code should be easy enough to understand to remove the need for an extensive use of commentaries. The “UNIX Philosophy” has also been a quite fundamental aspect of the project: a tool should do a single thing, and do it well. In our case, the tools are functions, variables, algorithms, etc.</text:span></text:p>
      <text:p text:style-name="P2"/>
      <text:p text:style-name="P2"><text:tab/><text:span text:style-name="T1">Overhaul, DxBorks is just another kernel inspired by UNIX, while keeping its school project fee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1">As stated earlier, this document, the DxBorks kernel, its disk image, and the content of its online repository are licensed under the GNU GPL v3 license. Please refer to the provided file for more information concerning the license. For more information, please contact </text:span><text:span text:style-name="T7">garuda1@protonmail.com</text:span></text:p>
      <text:p text:style-name="P15"><text:soft-page-break/>0x01 – Understanding DxBorks<text:line-break/></text:p>
      <text:p text:style-name="P5"><text:tab/><text:span text:style-name="T4">DxBorks, while embracing the KISS and UNIX philosophies, remains an operating system, meaning it still is a complex piece of software. As such, it requires a deep understanding of the x86 architecture, as well as several years of experience in C and assembly programming. Knowing most users don’t have meet these requirements, this documentation will feature a huge emphasis on explaining the inner mechanics of the DxBorks operating system through examples, code analysis, and detailed algorithmic transcriptions of specific code parts to help users understand the DxBorks operating system.</text:span></text:p>
      <text:p text:style-name="P5"/>
      <text:p text:style-name="P5"><text:tab/><text:span text:style-name="T5">However, this documentation is NOT a programming tutorial. From now on, the following will be assumed:</text:span></text:p>
      <text:p text:style-name="P5"/>
      <text:p text:style-name="P5">- <text:span text:style-name="T5">The reader has a basic understanding of x86 AT&amp;T syntax assembly programming</text:span></text:p>
      <text:p text:style-name="P5">- <text:span text:style-name="T5">The reader has advanced knowledge of the C programming language, POSIX interface, 32bits x86 architecture, and arithmetic.</text:span></text:p>
      <text:p text:style-name="P5">- <text:span text:style-name="T8">The reader has access to a device capable of running DxBorks as well as the DxBorks operating system itself, and has advanced knowledge of this system.</text:span></text:p>
      <text:p text:style-name="P5"/>
      <text:p text:style-name="P6">To fully understand the code, one may consider tinkering around with it. The DxBorks source code is available on <text:span text:style-name="T9">Github</text:span>, at the repository <text:a xlink:type="simple" xlink:href="https://github.com/Garuda1/DxBorks" text:style-name="Internet_20_link" text:visited-style-name="Visited_20_Internet_20_Link"><text:span text:style-name="T6">https://github.com/Garuda1/DxBorks</text:span></text:a><text:span text:style-name="T12">. To clone the source code from the repository to a UNIX based device using </text:span><text:span text:style-name="T13">git</text:span><text:span text:style-name="T12">, use the following command:</text:span></text:p>
      <text:p text:style-name="P21"/>
      <text:p text:style-name="P6"><text:span text:style-name="T14"><text:tab/>$ git clone </text:span><text:a xlink:type="simple" xlink:href="https://github.com/Garuda1/DxBorks" text:style-name="Internet_20_link" text:visited-style-name="Visited_20_Internet_20_Link"><text:span text:style-name="T22">https://github.com/Garuda1/DxBorks</text:span></text:a></text:p>
      <text:p text:style-name="P21"/>
      <text:p text:style-name="P7"><text:span text:style-name="T12">This will </text:span><text:span text:style-name="T15">download a folder </text:span><text:span text:style-name="T17">in the current working directory</text:span><text:span text:style-name="T15"> containing the late</text:span><text:span text:style-name="T18">s</text:span><text:span text:style-name="T15">t version of the DxBorks operating system source code. </text:span><text:span text:style-name="T16">Build instructions are described later in this documentation.</text:span></text:p>
      <text:p text:style-name="P20"><text:span text:style-name="T16">0</text:span><text:span text:style-name="T12">x03 – Installing DxBorks</text:span></text:p>
      <text:p text:style-name="P23"/>
      <text:p text:style-name="P23"><text:tab/><text:span text:style-name="T19">DxBorks, as an open source (more specifically, free) operating system, can be compiled and installed by the user, whereas most other operating systems are distributed with an installation automation software. As this contradicts the minimalistic aspect of DxBorks, no installation automation software is provided.</text:span></text:p>
      <text:p text:style-name="P23"/>
      <text:p text:style-name="P23"><text:tab/><text:span text:style-name="T19">Compiling DxBorks requires many different components, among which:</text:span></text:p>
      <text:p text:style-name="P23"/>
      <text:p text:style-name="P24">- A host UNIX system (we will be using Arch Linux)</text:p>
      <text:p text:style-name="P24">- The GCC (GNU Compiler Collection) C compiler (<text:span text:style-name="T9">gcc</text:span>)</text:p>
      <text:p text:style-name="P24">- The standard GNU assembler (<text:span text:style-name="T9">as</text:span>)</text:p>
      <text:p text:style-name="P24">- The GRUB2 bootloader and derived tools</text:p>
      <text:p text:style-name="P25">- An Internet connection</text:p>
      <text:p text:style-name="P24"/>
      <text:p text:style-name="P24"><text:tab/>Many other tools are required, you will be notified during compilation of what required components are missing on the host system.</text:p>
      <text:p text:style-name="P24"><text:line-break/><text:tab/><text:span text:style-name="T20">You will first need to acquire the </text:span><text:span text:style-name="T10">DxBorks source files</text:span><text:span text:style-name="T20">. If using the CD version, the DxBorks source code is located in </text:span><text:span text:style-name="T10">/src/</text:span><text:span text:style-name="T20">, otherwise the user will have to download it using </text:span><text:span text:style-name="T10">git</text:span><text:span text:style-name="T20">.</text:span></text:p>
      <text:p text:style-name="P24"/>
      <text:p text:style-name="P22"><text:span text:style-name="T21"><text:tab/>$ git clone </text:span><text:a xlink:type="simple" xlink:href="https://github.com/Garuda1/DxBorks" text:style-name="Internet_20_link" text:visited-style-name="Visited_20_Internet_20_Link"><text:span text:style-name="T22">https://github.com/Garuda1/DxBorks</text:span></text:a></text:p>
      <text:p text:style-name="P26"><text:span text:style-name="T22"/></text:p>
      <text:p text:style-name="P29">Note: Make sure to keep a backup of the source code. You may need to start over the entire compilation process if you mess up one part.</text:p>
      <text:p text:style-name="P27"/>
      <text:p text:style-name="P27"><text:tab/>You can now navigate to the source directory. For practical reasons, we will assume it is located on <text:span text:style-name="T11">/home/user/Documents/DxBorks/src</text:span> (assuming the compilation is, as recommended, performed on a UNIX system)</text:p>
      <text:p text:style-name="P27"/>
      <text:p text:style-name="P28">The compilation process is easy: a Makefile is located in the <text:span text:style-name="T9">src</text:span> folder, which automates the build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Nimbus Mono PS" fo:font-size="12pt" fo:font-weight="normal" officeooo:rsid="001e2eb4" officeooo:paragraph-rsid="00229675" style:font-size-asian="10.5pt" style:font-weight-asian="normal" style:font-size-complex="12pt" style:font-weight-complex="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00:37.408235244</meta:creation-date>
    <dc:date>2017-03-08T12:47:42.706000000</dc:date>
    <meta:editing-duration>PT1H14M18S</meta:editing-duration>
    <meta:editing-cycles>35</meta:editing-cycles>
    <meta:generator>LibreOffice/5.3.0.3$Windows_x86 LibreOffice_project/7074905676c47b82bbcfbea1aeefc84afe1c50e1</meta:generator>
    <meta:document-statistic meta:table-count="0" meta:image-count="0" meta:object-count="0" meta:page-count="5" meta:paragraph-count="41" meta:word-count="780" meta:character-count="4924" meta:non-whitespace-character-count="4108"/>
  </office:meta>
</office:document-meta>
</file>